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Biolinum G" officeooo:rsid="002249cf" officeooo:paragraph-rsid="002249cf"/>
    </style:style>
    <style:style style:name="P2" style:family="paragraph" style:parent-style-name="Standard">
      <style:paragraph-properties fo:text-align="justify" style:justify-single-word="false"/>
      <style:text-properties style:font-name="Linux Biolinum G" fo:font-weight="bold" officeooo:rsid="001ae9d0" officeooo:paragraph-rsid="001ae9d0" style:font-weight-asian="bold" style:font-weight-complex="bold"/>
    </style:style>
    <style:style style:name="P3" style:family="paragraph" style:parent-style-name="Standard">
      <style:paragraph-properties fo:text-align="justify" style:justify-single-word="false"/>
      <style:text-properties style:font-name="Linux Biolinum G" fo:font-weight="bold" officeooo:rsid="001ae9d0" officeooo:paragraph-rsid="00335004" style:font-weight-asian="bold" style:font-weight-complex="bold"/>
    </style:style>
    <style:style style:name="P4" style:family="paragraph" style:parent-style-name="Standard">
      <style:paragraph-properties fo:text-align="justify" style:justify-single-word="false"/>
      <style:text-properties style:font-name="Linux Biolinum G" fo:font-weight="bold" officeooo:rsid="001ae9d0" officeooo:paragraph-rsid="0032dc32" style:font-weight-asian="bold" style:font-weight-complex="bold"/>
    </style:style>
    <style:style style:name="P5" style:family="paragraph" style:parent-style-name="Standard">
      <style:paragraph-properties fo:text-align="justify" style:justify-single-word="false"/>
      <style:text-properties style:font-name="Linux Biolinum G" fo:font-weight="bold" officeooo:rsid="0024d6e9" officeooo:paragraph-rsid="0025ff8a" style:font-weight-asian="bold" style:font-weight-complex="bold"/>
    </style:style>
    <style:style style:name="P6" style:family="paragraph" style:parent-style-name="Standard">
      <style:paragraph-properties fo:text-align="justify" style:justify-single-word="false"/>
      <style:text-properties style:font-name="Linux Biolinum G" fo:font-weight="bold" officeooo:rsid="001d5982" officeooo:paragraph-rsid="00275c5f" style:font-weight-asian="bold" style:font-weight-complex="bold"/>
    </style:style>
    <style:style style:name="P7" style:family="paragraph" style:parent-style-name="Standard">
      <style:paragraph-properties fo:text-align="justify" style:justify-single-word="false"/>
      <style:text-properties style:font-name="Linux Biolinum G" fo:font-weight="bold" officeooo:rsid="002ab6dc" officeooo:paragraph-rsid="002ab6dc" style:font-weight-asian="bold" style:font-weight-complex="bold"/>
    </style:style>
    <style:style style:name="P8" style:family="paragraph" style:parent-style-name="Standard">
      <style:paragraph-properties fo:text-align="justify" style:justify-single-word="false"/>
      <style:text-properties style:font-name="Linux Biolinum G" fo:font-weight="bold" officeooo:rsid="002ec4e0" officeooo:paragraph-rsid="002ec4e0" style:font-weight-asian="bold" style:font-weight-complex="bold"/>
    </style:style>
    <style:style style:name="P9" style:family="paragraph" style:parent-style-name="Standard">
      <style:paragraph-properties fo:text-align="justify" style:justify-single-word="false"/>
      <style:text-properties style:font-name="Linux Biolinum G" fo:font-weight="bold" officeooo:rsid="00335004" officeooo:paragraph-rsid="00335004" style:font-weight-asian="bold" style:font-weight-complex="bold"/>
    </style:style>
    <style:style style:name="P10" style:family="paragraph" style:parent-style-name="Standard">
      <style:paragraph-properties fo:text-align="justify" style:justify-single-word="false"/>
      <style:text-properties style:font-name="Linux Biolinum G" fo:font-weight="bold" officeooo:rsid="0033be3f" officeooo:paragraph-rsid="0033be3f" style:font-weight-asian="bold" style:font-weight-complex="bold"/>
    </style:style>
    <style:style style:name="P11" style:family="paragraph" style:parent-style-name="Standard">
      <style:paragraph-properties fo:text-align="justify" style:justify-single-word="false"/>
      <style:text-properties style:font-name="Linux Biolinum G" fo:font-weight="bold" officeooo:rsid="00360d47" officeooo:paragraph-rsid="00360d47" style:font-weight-asian="bold" style:font-weight-complex="bold"/>
    </style:style>
    <style:style style:name="P12" style:family="paragraph" style:parent-style-name="Standard">
      <style:paragraph-properties fo:text-align="justify" style:justify-single-word="false"/>
      <style:text-properties style:font-name="Linux Biolinum G" fo:font-weight="bold" officeooo:rsid="001b0da7" officeooo:paragraph-rsid="00360d47" style:font-weight-asian="bold" style:font-weight-complex="bold"/>
    </style:style>
    <style:style style:name="P13" style:family="paragraph" style:parent-style-name="Standard">
      <style:paragraph-properties fo:text-align="justify" style:justify-single-word="false"/>
      <style:text-properties style:font-name="Linux Biolinum G" fo:font-size="14pt" fo:font-weight="bold" officeooo:rsid="0013c36a"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Linux Biolinum G" fo:font-size="14pt" fo:font-weight="bold" officeooo:rsid="0013c36a" officeooo:paragraph-rsid="001cedd8"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Linux Biolinum G" fo:font-size="14pt" fo:font-weight="bold" officeooo:rsid="0013c36a" officeooo:paragraph-rsid="002f8d2f"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Linux Biolinum G" fo:font-size="14pt" fo:font-weight="bold" officeooo:rsid="001b0da7" officeooo:paragraph-rsid="00275c5f"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Linux Biolinum G" fo:font-size="14pt" fo:font-weight="bold" officeooo:rsid="0035ad4d" officeooo:paragraph-rsid="0035ad4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Linux Biolinum G" officeooo:rsid="0013c36a" officeooo:paragraph-rsid="0013c36a"/>
    </style:style>
    <style:style style:name="P19" style:family="paragraph" style:parent-style-name="Standard">
      <style:paragraph-properties fo:text-align="justify" style:justify-single-word="false"/>
      <style:text-properties style:font-name="Linux Biolinum G" officeooo:rsid="0013c36a" officeooo:paragraph-rsid="001cedd8"/>
    </style:style>
    <style:style style:name="P20" style:family="paragraph" style:parent-style-name="Standard">
      <style:paragraph-properties fo:text-align="justify" style:justify-single-word="false"/>
      <style:text-properties style:font-name="Linux Biolinum G" officeooo:rsid="0013c36a" officeooo:paragraph-rsid="002f8d2f"/>
    </style:style>
    <style:style style:name="P21" style:family="paragraph" style:parent-style-name="Standard">
      <style:paragraph-properties fo:text-align="justify" style:justify-single-word="false"/>
      <style:text-properties style:font-name="Linux Biolinum G" officeooo:rsid="0014700d" officeooo:paragraph-rsid="0014700d"/>
    </style:style>
    <style:style style:name="P22" style:family="paragraph" style:parent-style-name="Standard">
      <style:paragraph-properties fo:text-align="justify" style:justify-single-word="false"/>
      <style:text-properties style:font-name="Linux Biolinum G" officeooo:rsid="001964fc" officeooo:paragraph-rsid="001964fc"/>
    </style:style>
    <style:style style:name="P23" style:family="paragraph" style:parent-style-name="Standard">
      <style:paragraph-properties fo:text-align="justify" style:justify-single-word="false"/>
      <style:text-properties style:font-name="Linux Biolinum G" officeooo:rsid="001ae9d0" officeooo:paragraph-rsid="001ae9d0"/>
    </style:style>
    <style:style style:name="P24" style:family="paragraph" style:parent-style-name="Standard">
      <style:paragraph-properties fo:text-align="justify" style:justify-single-word="false"/>
      <style:text-properties style:font-name="Linux Biolinum G" officeooo:rsid="001ae9d0" officeooo:paragraph-rsid="0032dc32"/>
    </style:style>
    <style:style style:name="P25" style:family="paragraph" style:parent-style-name="Standard">
      <style:paragraph-properties fo:text-align="justify" style:justify-single-word="false"/>
      <style:text-properties style:font-name="Linux Biolinum G" officeooo:rsid="001cedd8" officeooo:paragraph-rsid="001cedd8"/>
    </style:style>
    <style:style style:name="P26" style:family="paragraph" style:parent-style-name="Standard">
      <style:paragraph-properties fo:text-align="justify" style:justify-single-word="false"/>
      <style:text-properties style:font-name="Linux Biolinum G" officeooo:rsid="001e9918" officeooo:paragraph-rsid="001e9918"/>
    </style:style>
    <style:style style:name="P27" style:family="paragraph" style:parent-style-name="Standard">
      <style:paragraph-properties fo:text-align="justify" style:justify-single-word="false"/>
      <style:text-properties style:font-name="Linux Biolinum G" officeooo:rsid="0024d6e9" officeooo:paragraph-rsid="0025ff8a"/>
    </style:style>
    <style:style style:name="P28" style:family="paragraph" style:parent-style-name="Standard">
      <style:paragraph-properties fo:text-align="justify" style:justify-single-word="false"/>
      <style:text-properties style:font-name="Linux Biolinum G" officeooo:rsid="0025cec5" officeooo:paragraph-rsid="0025ff8a"/>
    </style:style>
    <style:style style:name="P29" style:family="paragraph" style:parent-style-name="Standard">
      <style:paragraph-properties fo:text-align="justify" style:justify-single-word="false"/>
      <style:text-properties style:font-name="Linux Biolinum G" officeooo:rsid="0025cec5" officeooo:paragraph-rsid="0024d6e9"/>
    </style:style>
    <style:style style:name="P30" style:family="paragraph" style:parent-style-name="Standard">
      <style:paragraph-properties fo:text-align="justify" style:justify-single-word="false"/>
      <style:text-properties style:font-name="Linux Biolinum G" officeooo:rsid="0025ff8a" officeooo:paragraph-rsid="0025ff8a"/>
    </style:style>
    <style:style style:name="P31" style:family="paragraph" style:parent-style-name="Standard">
      <style:paragraph-properties fo:text-align="justify" style:justify-single-word="false"/>
      <style:text-properties style:font-name="Linux Biolinum G" officeooo:rsid="001b0da7" officeooo:paragraph-rsid="00275c5f"/>
    </style:style>
    <style:style style:name="P32" style:family="paragraph" style:parent-style-name="Standard">
      <style:paragraph-properties fo:text-align="center" style:justify-single-word="false"/>
      <style:text-properties style:font-name="Linux Biolinum G" officeooo:rsid="001b0da7" officeooo:paragraph-rsid="00275c5f"/>
    </style:style>
    <style:style style:name="P33" style:family="paragraph" style:parent-style-name="Standard">
      <style:paragraph-properties fo:text-align="justify" style:justify-single-word="false"/>
      <style:text-properties style:font-name="Linux Biolinum G" officeooo:rsid="001d5982" officeooo:paragraph-rsid="00275c5f"/>
    </style:style>
    <style:style style:name="P34" style:family="paragraph" style:parent-style-name="Standard">
      <style:paragraph-properties fo:text-align="justify" style:justify-single-word="false"/>
      <style:text-properties style:font-name="Linux Biolinum G" officeooo:rsid="001ff6aa" officeooo:paragraph-rsid="00275c5f"/>
    </style:style>
    <style:style style:name="P35" style:family="paragraph" style:parent-style-name="Standard">
      <style:paragraph-properties fo:text-align="justify" style:justify-single-word="false"/>
      <style:text-properties style:font-name="Linux Biolinum G" officeooo:rsid="002ab6dc" officeooo:paragraph-rsid="002ab6dc"/>
    </style:style>
    <style:style style:name="P36" style:family="paragraph" style:parent-style-name="Standard">
      <style:paragraph-properties fo:text-align="justify" style:justify-single-word="false"/>
      <style:text-properties style:font-name="Linux Biolinum G" officeooo:rsid="002ec4e0" officeooo:paragraph-rsid="002ec4e0"/>
    </style:style>
    <style:style style:name="P37" style:family="paragraph" style:parent-style-name="Standard">
      <style:paragraph-properties fo:text-align="justify" style:justify-single-word="false"/>
      <style:text-properties style:font-name="Linux Biolinum G" officeooo:rsid="002f8d2f" officeooo:paragraph-rsid="002f8d2f"/>
    </style:style>
    <style:style style:name="P38" style:family="paragraph" style:parent-style-name="Standard">
      <style:paragraph-properties fo:text-align="justify" style:justify-single-word="false"/>
      <style:text-properties style:font-name="Linux Biolinum G" officeooo:rsid="00310376" officeooo:paragraph-rsid="00310376"/>
    </style:style>
    <style:style style:name="P39" style:family="paragraph" style:parent-style-name="Standard">
      <style:paragraph-properties fo:text-align="justify" style:justify-single-word="false"/>
      <style:text-properties style:font-name="Linux Biolinum G" fo:font-size="10pt" officeooo:rsid="0031491d" officeooo:paragraph-rsid="0031491d" style:font-size-asian="10pt" style:font-size-complex="10pt"/>
    </style:style>
    <style:style style:name="P40" style:family="paragraph" style:parent-style-name="Standard">
      <style:paragraph-properties fo:text-align="justify" style:justify-single-word="false"/>
      <style:text-properties style:font-name="Linux Biolinum G" fo:font-size="10pt" officeooo:rsid="0031491d" officeooo:paragraph-rsid="0032dc32" style:font-size-asian="10pt" style:font-size-complex="10pt"/>
    </style:style>
    <style:style style:name="P41" style:family="paragraph" style:parent-style-name="Standard">
      <style:paragraph-properties fo:text-align="justify" style:justify-single-word="false"/>
      <style:text-properties style:font-name="Linux Biolinum G" fo:font-size="10pt" officeooo:rsid="001ae9d0" officeooo:paragraph-rsid="0032dc32" style:font-size-asian="10pt" style:font-size-complex="10pt"/>
    </style:style>
    <style:style style:name="P42" style:family="paragraph" style:parent-style-name="Standard">
      <style:paragraph-properties fo:text-align="justify" style:justify-single-word="false"/>
      <style:text-properties style:font-name="Linux Biolinum G" officeooo:rsid="00335004" officeooo:paragraph-rsid="00335004"/>
    </style:style>
    <style:style style:name="P43" style:family="paragraph" style:parent-style-name="Standard">
      <style:paragraph-properties fo:text-align="justify" style:justify-single-word="false"/>
      <style:text-properties style:font-name="Linux Biolinum G" officeooo:rsid="0033be3f" officeooo:paragraph-rsid="0033be3f"/>
    </style:style>
    <style:style style:name="P44" style:family="paragraph" style:parent-style-name="Standard">
      <style:paragraph-properties fo:text-align="justify" style:justify-single-word="false"/>
      <style:text-properties style:font-name="Linux Biolinum G" officeooo:rsid="00360d47" officeooo:paragraph-rsid="00360d47"/>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rsid="00275c5f" officeooo:paragraph-rsid="00275c5f"/>
    </style:style>
    <style:style style:name="P47" style:family="paragraph" style:parent-style-name="Standard">
      <style:paragraph-properties fo:text-align="justify" style:justify-single-word="false"/>
      <style:text-properties fo:color="#000000" style:font-name="Consolas" fo:font-size="10.5pt" fo:font-weight="normal" officeooo:rsid="002ec4e0" officeooo:paragraph-rsid="002ec4e0" fo:background-color="transparent"/>
    </style:style>
    <style:style style:name="P48" style:family="paragraph" style:parent-style-name="Standard">
      <style:paragraph-properties fo:text-align="justify" style:justify-single-word="false"/>
      <style:text-properties officeooo:rsid="001b0da7" officeooo:paragraph-rsid="00360d47"/>
    </style:style>
    <style:style style:name="P4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0"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51" style:family="paragraph">
      <loext:graphic-properties draw:fill-color="#dddddd"/>
    </style:style>
    <style:style style:name="P52" style:family="paragraph">
      <loext:graphic-properties draw:fill-color="#1c1c1c"/>
    </style:style>
    <style:style style:name="P53" style:family="paragraph">
      <loext:graphic-properties draw:fill="none" draw:fill-color="#1c1c1c"/>
    </style:style>
    <style:style style:name="P54"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5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56"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57" style:family="paragraph">
      <loext:graphic-properties draw:fill-color="#1c1c1c"/>
      <style:paragraph-properties fo:text-align="center"/>
    </style:style>
    <style:style style:name="P58" style:family="paragraph">
      <loext:graphic-properties draw:fill-color="#ffffff"/>
      <style:paragraph-properties fo:text-align="center"/>
    </style:style>
    <style:style style:name="P59"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60"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61" style:family="paragraph">
      <style:paragraph-properties fo:text-align="center"/>
    </style:style>
    <style:style style:name="P62" style:family="paragraph">
      <loext:graphic-properties draw:fill="none"/>
    </style:style>
    <style:style style:name="P63" style:family="paragraph">
      <loext:graphic-properties draw:fill="solid" draw:fill-color="#dddddd"/>
      <style:text-properties style:font-name="Lucida Console" fo:font-size="8pt" fo:font-weight="normal" style:font-size-asian="8pt" style:font-weight-asian="normal" style:font-size-complex="8pt" style:font-weight-complex="normal"/>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text-align="justify"/>
    </style:style>
    <style:style style:name="P66" style:family="paragraph">
      <loext:graphic-properties draw:fill="none" draw:fill-color="#ffffff"/>
      <style:paragraph-properties fo:text-align="justify"/>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e9918" style:font-weight-asian="bold" style:font-weight-complex="bold"/>
    </style:style>
    <style:style style:name="T9" style:family="text">
      <style:text-properties fo:font-weight="bold" officeooo:rsid="00335004" style:font-weight-asian="bold" style:font-weight-complex="bold"/>
    </style:style>
    <style:style style:name="T10" style:family="text">
      <style:text-properties officeooo:rsid="0022fb7e"/>
    </style:style>
    <style:style style:name="T11" style:family="text">
      <style:text-properties officeooo:rsid="0025cec5"/>
    </style:style>
    <style:style style:name="T12" style:family="text">
      <style:text-properties officeooo:rsid="0025ff8a"/>
    </style:style>
    <style:style style:name="T13" style:family="text">
      <style:text-properties officeooo:rsid="0020c4d9"/>
    </style:style>
    <style:style style:name="T14" style:family="text">
      <style:text-properties officeooo:rsid="001ff6aa"/>
    </style:style>
    <style:style style:name="T15" style:family="text">
      <style:text-properties style:font-name="Linux Biolinum G"/>
    </style:style>
    <style:style style:name="T16" style:family="text">
      <style:text-properties style:font-name="Linux Biolinum G" officeooo:rsid="0029fe9d"/>
    </style:style>
    <style:style style:name="T17" style:family="text">
      <style:text-properties style:font-name="Linux Biolinum G" officeooo:rsid="00360d47"/>
    </style:style>
    <style:style style:name="T18" style:family="text">
      <style:text-properties officeooo:rsid="00275c5f"/>
    </style:style>
    <style:style style:name="T19" style:family="text">
      <style:text-properties officeooo:rsid="002e1fb9"/>
    </style:style>
    <style:style style:name="T20" style:family="text">
      <style:text-properties fo:color="#993366"/>
    </style:style>
    <style:style style:name="T21" style:family="text">
      <style:text-properties officeooo:rsid="002f8d2f"/>
    </style:style>
    <style:style style:name="T22" style:family="text">
      <style:text-properties officeooo:rsid="00310376"/>
    </style:style>
    <style:style style:name="T23" style:family="text">
      <style:text-properties fo:font-size="10pt" style:font-size-asian="10pt" style:font-size-complex="10pt"/>
    </style:style>
    <style:style style:name="T24" style:family="text">
      <style:text-properties fo:font-size="10pt" officeooo:rsid="0031491d" style:font-size-asian="10pt" style:font-size-complex="10pt"/>
    </style:style>
    <style:style style:name="T25" style:family="text">
      <style:text-properties officeooo:rsid="00335004"/>
    </style:style>
    <style:style style:name="T26" style:family="text">
      <style:text-properties officeooo:rsid="0033be3f"/>
    </style:style>
    <style:style style:name="T27" style:family="text">
      <style:text-properties officeooo:rsid="0035ad4d"/>
    </style:style>
    <style:style style:name="T28" style:family="text">
      <style:text-properties officeooo:rsid="00360d47"/>
    </style:style>
    <style:style style:name="T29" style:family="text">
      <style:text-properties officeooo:rsid="003c3634"/>
    </style:style>
    <style:style style:name="T30" style:family="text">
      <style:text-properties officeooo:rsid="003ca9b3"/>
    </style:style>
    <style:style style:name="T31" style:family="text">
      <style:text-properties style:font-name="Lucida Console" fo:font-size="10pt" fo:font-weight="normal" style:font-size-asian="10pt" style:font-weight-asian="normal" style:font-size-complex="10pt" style:font-weight-complex="normal"/>
    </style:style>
    <style:style style:name="T32" style:family="text">
      <style:text-properties fo:color="#3465a4" style:font-name="Lucida Console" fo:font-size="10pt" fo:font-weight="normal" style:font-size-asian="10pt" style:font-weight-asian="normal" style:font-size-complex="10pt" style:font-weight-complex="normal"/>
    </style:style>
    <style:style style:name="T33"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Linux Biolinum G"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3465a4" style:font-name="Lucida Console" fo:font-size="8pt" fo:font-weight="normal" style:font-size-asian="8pt" style:font-weight-asian="normal" style:font-size-complex="8pt" style:font-weight-complex="normal"/>
    </style:style>
    <style:style style:name="T40" style:family="text">
      <style:text-properties style:font-name="Lucida Console" fo:font-size="8pt" fo:font-weight="normal" style:font-size-asian="8pt" style:font-weight-asian="normal" style:font-size-complex="8pt" style:font-weight-complex="normal"/>
    </style:style>
    <style:style style:name="T41" style:family="text">
      <style:text-properties fo:font-size="8pt" style:font-size-asian="8pt" style:font-size-complex="8pt"/>
    </style:style>
    <style:style style:name="T42" style:family="text">
      <style:text-properties style:font-name="Linux Biolinum G" fo:font-size="11pt" fo:font-style="normal" style:font-size-asian="11pt" style:font-style-asian="normal" style:font-size-complex="11pt" style:font-style-complex="normal"/>
    </style:style>
    <style:style style:name="T43" style:family="text">
      <style:text-properties style:font-name="Linux Biolinum G" fo:font-size="11pt" fo:font-style="normal" fo:font-weight="bold" style:font-size-asian="11pt" style:font-style-asian="normal" style:font-weight-asian="bold" style:font-size-complex="11pt" style:font-style-complex="normal" style:font-weight-complex="bold"/>
    </style:style>
    <style:style style:name="T44" style:family="text">
      <style:text-properties fo:color="#666666" style:font-name="Linux Biolinum G" fo:font-size="11pt" fo:font-style="normal" style:font-size-asian="11pt" style:font-style-asian="normal" style:font-size-complex="11pt" style:font-style-complex="normal"/>
    </style:style>
    <style:style style:name="T45" style:family="text">
      <style:text-properties style:font-name="Linux Biolinum G" fo:font-size="8pt" fo:font-style="normal" style:font-size-asian="8pt" style:font-style-asian="normal" style:font-size-complex="8pt" style:font-style-complex="normal"/>
    </style:style>
    <style:style style:name="T46" style:family="text">
      <style:text-properties fo:color="#3465a4"/>
    </style:style>
    <style:style style:name="gr1" style:family="graphic">
      <style:graphic-properties fo:margin-top="0.4cm" fo:margin-bottom="0.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1c1c1c" draw:fill="none" draw:fill-color="#1c1c1c" draw:textarea-horizontal-align="justify" draw:textarea-vertical-align="middle" draw:auto-grow-height="false" fo:min-height="2.438cm" fo:min-width="15.612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solid" draw:fill-color="#ffffff" draw:textarea-vertical-align="middle" fo:min-height="0.647cm" style:run-through="foreground"/>
    </style:style>
    <style:style style:name="gr9" style:family="graphic">
      <style:graphic-properties style:run-through="foreground"/>
    </style:style>
    <style:style style:name="gr10" style:family="graphic">
      <style:graphic-properties draw:stroke="none" draw:fill-color="#1c1c1c" draw:textarea-horizontal-align="justify" draw:textarea-vertical-align="middle" draw:auto-grow-height="false" fo:min-height="0.617cm" fo:min-width="0.086cm" style:run-through="foreground"/>
    </style:style>
    <style:style style:name="gr11" style:family="graphic">
      <style:graphic-properties draw:stroke="none" draw:fill-color="#1c1c1c" draw:textarea-horizontal-align="justify" draw:textarea-vertical-align="middle" draw:auto-grow-height="false" fo:min-height="0.319cm" fo:min-width="0.319cm" style:run-through="foreground"/>
    </style:style>
    <style:style style:name="gr12" style:family="graphic">
      <style:graphic-properties draw:stroke="none" draw:fill-color="#1c1c1c" draw:textarea-horizontal-align="justify" draw:textarea-vertical-align="middle" draw:auto-grow-height="false" fo:min-height="0.619cm" fo:min-width="0.086cm" style:run-through="foreground"/>
    </style:style>
    <style:style style:name="gr13" style:family="graphic">
      <style:graphic-properties draw:stroke="none" draw:fill-color="#1c1c1c" draw:textarea-horizontal-align="justify" draw:textarea-vertical-align="middle" draw:auto-grow-height="false" fo:min-height="0.616cm" fo:min-width="0.086cm" style:run-through="foreground"/>
    </style:style>
    <style:style style:name="gr14" style:family="graphic">
      <style:graphic-properties draw:stroke="none" draw:fill-color="#ffffff" draw:textarea-horizontal-align="justify" draw:textarea-vertical-align="middle" draw:auto-grow-height="false" fo:min-height="0.217cm" fo:min-width="0.219cm" style:run-through="foreground"/>
    </style:style>
    <style:style style:name="gr15" style:family="graphic">
      <style:graphic-properties draw:stroke="solid" svg:stroke-color="#666666" draw:fill="solid" draw:fill-color="#ffffff" draw:textarea-vertical-align="middle" fo:min-height="1.125cm" style:run-through="foreground"/>
    </style:style>
    <style:style style:name="gr16" style:family="graphic">
      <style:graphic-properties draw:stroke="solid" svg:stroke-color="#808080" draw:fill="solid" draw:fill-color="#ffffff" draw:textarea-vertical-align="middle" fo:min-height="1.125cm" style:run-through="foreground"/>
    </style:style>
    <style:style style:name="gr17" style:family="graphic">
      <style:graphic-properties svg:stroke-color="#1c1c1c" draw:marker-end="Extrémités_20_de_20_flèche_20_1" draw:textarea-horizontal-align="center" draw:textarea-vertical-align="middle" style:run-through="foreground"/>
    </style:style>
    <style:style style:name="gr18" style:family="graphic">
      <style:graphic-properties svg:stroke-width="0.101cm" svg:stroke-color="#1c1c1c" draw:marker-start-width="0.503cm" draw:marker-end-width="0.503cm" draw:fill="none" draw:textarea-horizontal-align="justify" draw:textarea-vertical-align="middle" draw:auto-grow-height="false" fo:min-height="7.098cm" fo:min-width="12.848cm" fo:padding-top="0.049cm" fo:padding-bottom="0.049cm" fo:padding-left="0.049cm" fo:padding-right="0.049cm" style:run-through="foreground"/>
    </style:style>
    <style:style style:name="gr19" style:family="graphic">
      <style:graphic-properties svg:stroke-color="#1c1c1c" draw:fill="none" draw:fill-color="#1c1c1c" draw:textarea-horizontal-align="justify" draw:textarea-vertical-align="middle" draw:auto-grow-height="false" fo:min-height="3.463cm" fo:min-width="15.612cm" style:run-through="foreground"/>
    </style:style>
    <style:style style:name="gr20" style:family="graphic">
      <style:graphic-properties draw:stroke="none" svg:stroke-color="#000000" draw:fill="none" draw:fill-color="#ffffff" draw:textarea-vertical-align="middle" fo:min-height="2.252cm" style:run-through="foreground"/>
    </style:style>
    <style:style style:name="gr21" style:family="graphic">
      <style:graphic-properties draw:stroke="none" svg:stroke-color="#000000" draw:fill="solid" draw:fill-color="#dddddd" draw:textarea-vertical-align="middle" fo:min-height="6.752cm" style:run-through="foreground"/>
    </style:style>
    <style:style style:name="gr22" style:family="graphic">
      <style:graphic-properties draw:stroke="solid" svg:stroke-color="#dddddd" draw:fill-color="#dddddd" draw:textarea-horizontal-align="justify" draw:textarea-vertical-align="middle" draw:auto-grow-height="false" fo:min-height="6.749cm" fo:min-width="0.33cm" style:run-through="foreground"/>
    </style:style>
    <style:style style:name="gr23" style:family="graphic">
      <style:graphic-properties draw:stroke="none" draw:fill-color="#1c1c1c" draw:textarea-horizontal-align="justify" draw:textarea-vertical-align="middle" draw:auto-grow-height="false" fo:min-height="6.749cm" fo:min-width="0.136cm" style:run-through="foreground"/>
    </style:style>
    <style:style style:name="gr24" style:family="graphic">
      <style:graphic-properties draw:stroke="none" svg:stroke-color="#000000" draw:fill="solid" draw:fill-color="#dddddd" draw:textarea-vertical-align="middle" fo:min-height="4.135cm" style:run-through="foreground"/>
    </style:style>
    <style:style style:name="gr25" style:family="graphic">
      <style:graphic-properties draw:stroke="solid" svg:stroke-color="#dddddd" draw:fill-color="#dddddd" draw:textarea-horizontal-align="justify" draw:textarea-vertical-align="middle" draw:auto-grow-height="false" fo:min-height="4.133cm" fo:min-width="0.339cm" style:run-through="foreground"/>
    </style:style>
    <style:style style:name="gr26" style:family="graphic">
      <style:graphic-properties draw:stroke="none" draw:fill-color="#1c1c1c" draw:textarea-horizontal-align="justify" draw:textarea-vertical-align="middle" draw:auto-grow-height="false" fo:min-height="4.133cm" fo:min-width="0.139cm" style:run-through="foreground"/>
    </style:style>
    <style:style style:name="gr27" style:family="graphic">
      <style:graphic-properties svg:stroke-width="0cm" svg:stroke-color="#1c1c1c" draw:marker-start-width="0.353cm" draw:marker-end="Extrémités_20_de_20_flèche_20_2"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fo:margin-top="0.4cm" fo:margin-bottom="0.4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9" style:family="graphic">
      <style:graphic-properties svg:stroke-color="#1c1c1c" draw:fill="none" draw:fill-color="#1c1c1c" draw:textarea-horizontal-align="justify" draw:textarea-vertical-align="middle" draw:auto-grow-height="false" fo:min-height="13.97cm" fo:min-width="15.612cm" style:run-through="foreground"/>
    </style:style>
    <style:style style:name="gr30" style:family="graphic">
      <style:graphic-properties draw:stroke="none" svg:stroke-color="#000000" draw:fill="none" draw:fill-color="#ffffff" fo:min-height="11.8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jet de Data-Mining</text:p>
      <text:p text:style-name="P32"/>
      <text:p text:style-name="P31"/>
      <text:p text:style-name="P12">Objectifs du projet</text:p>
      <text:p text:style-name="P44"/>
      <text:p text:style-name="P48"><text:span text:style-name="T17">Étudier</text:span><text:span text:style-name="T15"> des données du site </text:span><text:span text:style-name="T16">S</text:span><text:span text:style-name="T15">potify (</text:span><text:a xlink:type="simple" xlink:href="https://www.spotify.com/fr/" text:style-name="Internet_20_link" text:visited-style-name="Visited_20_Internet_20_Link"><text:span text:style-name="T15">https://www.spotify.com/fr/</text:span></text:a><text:span text:style-name="T15">) et disponible sur le site Spot On Track (</text:span><text:a xlink:type="simple" xlink:href="http://www.spotontrack.com/" text:style-name="Internet_20_link" text:visited-style-name="Visited_20_Internet_20_Link"><text:span text:style-name="T15">http://www.spotontrack.com/</text:span></text:a><text:span text:style-name="T15">).</text:span></text:p>
      <text:p text:style-name="P31"/>
      <text:p text:style-name="P31">Pour cela, nous avons choisi d’effectuer les calculs par l’intermédiaire du langage <text:span text:style-name="T18">J</text:span>ava<text:span text:style-name="T18">S</text:span>cript, par <text:span text:style-name="T18">goûts</text:span> personnel, ainsi que pour sa facilité de prise de main ; mais également, et surtout, pour son aptitude à fournir des résultats agréable<text:span text:style-name="T18">s</text:span> à lire via l’utilisation du navigateur.</text:p>
      <text:p text:style-name="P31"/>
      <text:p text:style-name="P31"/>
      <text:p text:style-name="P31"/>
      <text:p text:style-name="P6">Nettoyage des donnée<text:span text:style-name="T28">s</text:span></text:p>
      <text:p text:style-name="P33"/>
      <text:p text:style-name="P33">Avant de pouvoir exploiter les données, un nettoyage a été nécessaire. Voici les opérations que nous avons dû exploiter afin de rendre le dataset exploitable :</text:p>
      <text:p text:style-name="P33">- Suppression des \r apparaissant à la fin de chaque ligne →<text:span text:style-name="T13"> le \r étant un caractère spécial, il nous a fallut modifier directement le buffer des caractères ascii avant de le passer au tableau, et supprimer tout les 13 (le code ascii du caractère \r)</text:span></text:p>
      <text:p text:style-name="P33">- Suppression de la dernière ligne de chaque fichier (celle-ci étant vide) →<text:span text:style-name="T13"> pop() sur les deux fichiers</text:span></text:p>
      <text:p text:style-name="P33">- <text:span text:style-name="T14">Gestion des guillemets : toute les cellules du fichier playlist étaient entourés de guillemets, sauf celles correspondant aux positions. Ceux-ci auraient gêné la gestion ultérieure des données et devaient donc être gérés. De plus, les champs possédant des guillemets de base (comme la ligne 17169) trouvaient ceux-ci remplacés par de disgracieux \", il nous a donc fallut supprimer les \ dans ce cas de figure.</text:span></text:p>
      <text:p text:style-name="P33"/>
      <text:p text:style-name="P34">Pour gérer tout cela, nous avons donc effectuer un pop sur les deux fichiers, et créer <text:span text:style-name="T13">deux</text:span> fonction<text:span text:style-name="T13">s</text:span> <text:span text:style-name="T13">de </text:span>normalisation. <text:span text:style-name="T13">Chacune d’entre elle</text:span> s’occup<text:span text:style-name="T13">e</text:span> de créer un buffer dans lequel on ajoute tout le contenu du fichier, sauf que que l’on désire enlever <text:span text:style-name="T13">(respectivement les </text:span>" <text:span text:style-name="T13">inutiles et les \r). A noter que, pour le \r, il n’était pas possible de vérifier à partir du fichier sous forme de caractère car c’était un caractère spécial. Il nous a donc fallut itérer directement sur le buffer de caractère ascii généré par la librairie de lecture de fichier système.</text:span></text:p>
      <text:p text:style-name="P45"/>
      <text:p text:style-name="P46">Note : nous pensons que l’apparition des \r dans un des deux fichiers viens du fait qu’un a été enregistré sur une architecture Windows NT, alors que l’autre l’a été sur une architecture Unix.</text:p>
      <text:p text:style-name="P13"/>
      <text:p text:style-name="P18"/>
      <text:p text:style-name="P18">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18"/>
      <text:p text:style-name="P21">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21"/>
      <text:p text:style-name="P22"><draw:g text:anchor-type="paragraph" draw:z-index="0" draw:style-name="gr1"><draw:frame draw:name="Forme1" draw:style-name="gr2" draw:text-style-name="P50" svg:width="15.253cm" svg:height="8.963cm" svg:x="0.982cm" svg:y="0.076cm"><draw:text-box><text:p><text:span text:style-name="T31">{</text:span></text:p><text:p><text:span text:style-name="T31"><text:tab/></text:span><text:span text:style-name="T32">"fr"</text:span><text:span text:style-name="T31">: {</text:span></text:p><text:p><text:span text:style-name="T31"><text:tab/></text:span><text:span text:style-name="T32"><text:tab/></text:span><text:span text:style-name="T32">"https://www.spotontrack.com/track/julien/41177241"</text:span><text:span text:style-name="T31">: {</text:span></text:p><text:p><text:span text:style-name="T31"><text:tab/></text:span><text:span text:style-name="T31"><text:tab/></text:span><text:span text:style-name="T31"><text:tab/></text:span><text:span text:style-name="T32">"title"</text:span><text:span text:style-name="T31">: "Julien",</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tab/></text:span><text:span text:style-name="T32">"positions"</text:span><text:span text:style-name="T31">: [{</text:span></text:p><text:p><text:span text:style-name="T31"><text:tab/></text:span><text:span text:style-name="T31"><text:tab/></text:span><text:span text:style-name="T31"><text:tab/></text:span><text:span text:style-name="T31"><text:tab/></text:span><text:span text:style-name="T32">"date"</text:span><text:span text:style-name="T31">: "2018-09-26",</text:span></text:p><text:p><text:span text:style-name="T31"><text:tab/></text:span><text:span text:style-name="T31"><text:tab/></text:span><text:span text:style-name="T31"><text:tab/></text:span><text:span text:style-name="T31"><text:tab/></text:span><text:span text:style-name="T32">"position"</text:span><text:span text:style-name="T31">: 3</text:span></text:p><text:p><text:span text:style-name="T31"><text:tab/></text:span><text:span text:style-name="T31"><text:tab/></text:span><text:span text:style-name="T31"><text:tab/></text:span><text:span text:style-name="T31">}, {</text:span></text:p><text:p><text:span text:style-name="T31"><text:tab/></text:span><text:span text:style-name="T31"><text:tab/></text:span><text:span text:style-name="T31"><text:tab/></text:span><text:span text:style-name="T31"><text:tab/></text:span><text:span text:style-name="T32">"date"</text:span><text:span text:style-name="T31">: "2018-10-03",</text:span></text:p><text:p><text:span text:style-name="T31"><text:tab/></text:span><text:span text:style-name="T31"><text:tab/></text:span><text:span text:style-name="T31"><text:tab/></text:span><text:span text:style-name="T31"><text:tab/></text:span><text:span text:style-name="T32">"position"</text:span><text:span text:style-name="T31">: 4</text:span></text:p><text:p><text:span text:style-name="T31"><text:tab/></text:span><text:span text:style-name="T31"><text:tab/></text:span><text:span text:style-name="T31"><text:tab/></text:span><text:span text:style-name="T31">}, ...</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2"><text:tab/></text:span><text:span text:style-name="T32">"https://www.spotontrack.com/track/baisers-voles/40595594"</text:span><text:span text:style-name="T31">: {</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1">},</text:span></text:p><text:p><text:span text:style-name="T31"><text:tab/></text:span><text:span text:style-name="T32">"jazz"</text:span><text:span text:style-name="T31">: {</text:span></text:p><text:p><text:span text:style-name="T31"><text:tab/></text:span><text:span text:style-name="T31"><text:tab/></text:span><text:span text:style-name="T31">...</text:span></text:p><text:p><text:span text:style-name="T31"><text:tab/></text:span><text:span text:style-name="T31">},</text:span></text:p><text:p><text:span text:style-name="T31"><text:tab/></text:span><text:span text:style-name="T31">...</text:span></text:p><text:p text:style-name="P49"><text:span text:style-name="T31">}</text:span></text:p></draw:text-box></draw:frame><draw:custom-shape draw:name="Forme2" draw:style-name="gr3" draw:text-style-name="P51" svg:width="0.685cm" svg:height="8.96cm" svg:x="0.298cm" svg:y="0.076cm"><text:p/><draw:enhanced-geometry svg:viewBox="0 0 21600 21600" draw:type="rectangle" draw:enhanced-path="M 0 0 L 21600 0 21600 21600 0 21600 0 0 Z N"/></draw:custom-shape><draw:custom-shape draw:name="Forme3" draw:style-name="gr4" draw:text-style-name="P52" svg:width="0.281cm" svg:height="8.96cm" svg:x="0.298cm" svg:y="0.076cm"><text:p/><draw:enhanced-geometry svg:viewBox="0 0 21600 21600" draw:type="rectangle" draw:enhanced-path="M 0 0 L 21600 0 21600 21600 0 21600 0 0 Z N"/></draw:custom-shape></draw:g><text:soft-page-break/><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22"/>
      <text:p text:style-name="P22">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22"/>
      <text:p text:style-name="P23"><draw:g text:anchor-type="paragraph" draw:z-index="1" draw:style-name="gr1"><draw:frame draw:name="Forme1" draw:style-name="gr2" draw:text-style-name="P50" svg:width="15.253cm" svg:height="8.963cm" svg:x="0.982cm" svg:y="0.076cm"><draw:text-box><text:p><text:span text:style-name="T31">{</text:span></text:p><text:p><text:span text:style-name="T31"><text:tab/></text:span><text:span text:style-name="T32">"fr"</text:span><text:span text:style-name="T31">: {</text:span></text:p><text:p><text:span text:style-name="T31"><text:tab/></text:span><text:span text:style-name="T32"><text:tab/></text:span><text:span text:style-name="T32">"https://www.spotontrack.com/track/julien/41177241"</text:span><text:span text:style-name="T31">: {</text:span></text:p><text:p><text:span text:style-name="T31"><text:tab/></text:span><text:span text:style-name="T31"><text:tab/></text:span><text:span text:style-name="T31"><text:tab/></text:span><text:span text:style-name="T32">"title"</text:span><text:span text:style-name="T31">: "Julien",</text:span></text:p><text:p><text:span text:style-name="T31"><text:tab/></text:span><text:span text:style-name="T31"><text:tab/></text:span><text:span text:style-name="T31"><text:tab/></text:span><text:span text:style-name="T32">"bpm"</text:span><text:span text:style-name="T31">: 96,</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tab/></text:span><text:span text:style-name="T32">"positions"</text:span><text:span text:style-name="T31">: [{</text:span></text:p><text:p><text:span text:style-name="T31"><text:tab/></text:span><text:span text:style-name="T31"><text:tab/></text:span><text:span text:style-name="T31"><text:tab/></text:span><text:span text:style-name="T31"><text:tab/></text:span><text:span text:style-name="T32">"date"</text:span><text:span text:style-name="T31">: "2018-09-26",</text:span></text:p><text:p><text:span text:style-name="T31"><text:tab/></text:span><text:span text:style-name="T31"><text:tab/></text:span><text:span text:style-name="T31"><text:tab/></text:span><text:span text:style-name="T31"><text:tab/></text:span><text:span text:style-name="T32">"position"</text:span><text:span text:style-name="T31">: 3</text:span></text:p><text:p><text:span text:style-name="T31"><text:tab/></text:span><text:span text:style-name="T31"><text:tab/></text:span><text:span text:style-name="T31"><text:tab/></text:span><text:span text:style-name="T31">}, {</text:span></text:p><text:p><text:span text:style-name="T31"><text:tab/></text:span><text:span text:style-name="T31"><text:tab/></text:span><text:span text:style-name="T31"><text:tab/></text:span><text:span text:style-name="T31"><text:tab/></text:span><text:span text:style-name="T32">"date"</text:span><text:span text:style-name="T31">: "2018-10-03",</text:span></text:p><text:p><text:span text:style-name="T31"><text:tab/></text:span><text:span text:style-name="T31"><text:tab/></text:span><text:span text:style-name="T31"><text:tab/></text:span><text:span text:style-name="T31"><text:tab/></text:span><text:span text:style-name="T32">"position"</text:span><text:span text:style-name="T31">: 4</text:span></text:p><text:p><text:span text:style-name="T31"><text:tab/></text:span><text:span text:style-name="T31"><text:tab/></text:span><text:span text:style-name="T31"><text:tab/></text:span><text:span text:style-name="T31">}, ...</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2"><text:tab/></text:span><text:span text:style-name="T32">"https://www.spotontrack.com/track/baisers-voles/40595594"</text:span><text:span text:style-name="T31">: {</text:span></text:p><text:p><text:span text:style-name="T31"><text:tab/></text:span><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1"><text:tab/></text:span><text:span text:style-name="T31">...</text:span></text:p><text:p><text:span text:style-name="T31"><text:tab/></text:span><text:span text:style-name="T31">},</text:span></text:p><text:p><text:span text:style-name="T31"><text:tab/></text:span><text:span text:style-name="T32">"jazz"</text:span><text:span text:style-name="T31">: {</text:span></text:p><text:p><text:span text:style-name="T31"><text:tab/></text:span><text:span text:style-name="T31"><text:tab/></text:span><text:span text:style-name="T31">...</text:span></text:p><text:p><text:span text:style-name="T31"><text:tab/></text:span><text:span text:style-name="T31">},</text:span></text:p><text:p><text:span text:style-name="T31"><text:tab/></text:span><text:span text:style-name="T31">...</text:span></text:p><text:p text:style-name="P49"><text:span text:style-name="T31">}</text:span></text:p></draw:text-box></draw:frame><draw:custom-shape draw:name="Forme2" draw:style-name="gr3" draw:text-style-name="P51" svg:width="0.685cm" svg:height="8.96cm" svg:x="0.298cm" svg:y="0.076cm"><text:p/><draw:enhanced-geometry svg:viewBox="0 0 21600 21600" draw:type="rectangle" draw:enhanced-path="M 0 0 L 21600 0 21600 21600 0 21600 0 0 Z N"/></draw:custom-shape><draw:custom-shape draw:name="Forme3" draw:style-name="gr4" draw:text-style-name="P52" svg:width="0.281cm" svg:height="8.96cm" svg:x="0.298cm" svg:y="0.076cm"><text:p/><draw:enhanced-geometry svg:viewBox="0 0 21600 21600" draw:type="rectangle" draw:enhanced-path="M 0 0 L 21600 0 21600 21600 0 21600 0 0 Z N"/></draw:custom-shape></draw:g></text:p>
      <text:p text:style-name="P23"><draw:g text:anchor-type="paragraph" draw:z-index="2" draw:style-name="gr5"><draw:custom-shape draw:name="Forme2" draw:style-name="gr6" draw:text-style-name="P53" svg:width="15.613cm" svg:height="2.438cm" svg:x="0.159cm" svg:y="0.26cm"><text:p/><draw:enhanced-geometry svg:viewBox="0 0 21600 21600" draw:type="rectangle" draw:enhanced-path="M 0 0 L 21600 0 21600 21600 0 21600 0 0 Z N"/></draw:custom-shape><draw:frame draw:name="Forme1" draw:style-name="gr7" draw:text-style-name="P54" svg:width="14.082cm" svg:height="1.142cm" svg:x="0.656cm" svg:y="0.863cm"><draw:text-box><text:p text:style-name="P49"><text:span text:style-name="T33">La création des cette structure est comprise dans la fonction </text:span><text:span text:style-name="T34">parseData2</text:span></text:p></draw:text-box></draw:frame><draw:frame draw:name="Forme3" draw:style-name="gr8" draw:text-style-name="P56" svg:width="4.186cm" svg:height="0.648cm" svg:x="-0.388cm" svg:y="-0.086cm"><draw:text-box><text:p text:style-name="P55"><text:span text:style-name="T35">CODE</text:span></text:p></draw:text-box></draw:frame><draw:g draw:style-name="gr9"><draw:custom-shape draw:name="Forme5" draw:style-name="gr10" draw:text-style-name="P52" svg:width="0.087cm" svg:height="0.618cm" svg:x="0.159cm" svg:y="-0.095cm"><text:p/><draw:enhanced-geometry svg:viewBox="0 0 21600 21600" draw:type="rectangle" draw:enhanced-path="M 0 0 L 21600 0 21600 21600 0 21600 0 0 Z N"/></draw:custom-shape><draw:custom-shape draw:name="Forme4" draw:style-name="gr11" draw:text-style-name="P57"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2"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2"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2"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8"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23"/>
      <text:p text:style-name="P2"><text:soft-page-break/></text:p>
      <text:p text:style-name="P2"/>
      <text:p text:style-name="P2"/>
      <text:p text:style-name="P2"/>
      <text:p text:style-name="P2"/>
      <text:p text:style-name="P17">2.1 Préparation des données</text:p>
      <text:p text:style-name="P4"/>
      <text:p text:style-name="P24"><text:span text:style-name="T7">Position-pic </text:span><text:span text:style-name="T9">{Fonction : getPositionPic}</text:span></text:p>
      <text:p text:style-name="P4"/>
      <text:p text:style-name="P24">Afin de calculer la position-pic de chaque chanson, il nous suffit de parcourir la structure de données évoquées via des itérateurs natifs de <text:span text:style-name="T10">J</text:span>ava<text:span text:style-name="T10">S</text:span>cript :</text:p>
      <text:p text:style-name="P41"/>
      <text:p text:style-name="P24"><text:span text:style-name="T23">- </text:span><text:span text:style-name="T24">Pour chaque playlist</text:span></text:p>
      <text:p text:style-name="P24"><text:span text:style-name="T24"><text:tab/>-</text:span><text:span text:style-name="T23"> </text:span><text:span text:style-name="T24">Pour chaque chanson de cette playlist</text:span></text:p>
      <text:p text:style-name="P24"><text:span text:style-name="T23"><text:tab/><text:tab/>- </text:span><text:span text:style-name="T24">On initialise la meilleure position à l’entier maximal</text:span></text:p>
      <text:p text:style-name="P24"><text:span text:style-name="T23"><text:tab/><text:tab/>- </text:span><text:span text:style-name="T24">Pour chaque position de cette chanson</text:span></text:p>
      <text:p text:style-name="P24"><text:span text:style-name="T23"><text:tab/><text:tab/><text:tab/>- </text:span><text:span text:style-name="T24">On modifie la meilleure position si la position trouvée est meilleure que la meilleure <text:tab/><text:tab/><text:tab/><text:tab/>position-pic</text:span></text:p>
      <text:p text:style-name="P40">- On retourne la structure adaptée</text:p>
      <text:p text:style-name="P39"/>
      <text:p text:style-name="P39"><draw:g text:anchor-type="paragraph" draw:z-index="8" draw:style-name="gr28"><draw:custom-shape draw:name="Forme2" draw:style-name="gr29" draw:text-style-name="P53" svg:width="15.613cm" svg:height="13.971cm" svg:x="0.159cm" svg:y="0.26cm"><text:p/><draw:enhanced-geometry svg:viewBox="0 0 21600 21600" draw:type="rectangle" draw:enhanced-path="M 0 0 L 21600 0 21600 21600 0 21600 0 0 Z N"/></draw:custom-shape><draw:frame draw:name="Forme3" draw:style-name="gr8" draw:text-style-name="P56" svg:width="4.186cm" svg:height="0.648cm" svg:x="-0.388cm" svg:y="-0.086cm"><draw:text-box><text:p text:style-name="P55"><text:span text:style-name="T35">CODE</text:span></text:p></draw:text-box></draw:frame><draw:g draw:style-name="gr9"><draw:custom-shape draw:name="Forme5" draw:style-name="gr10" draw:text-style-name="P52" svg:width="0.087cm" svg:height="0.618cm" svg:x="0.159cm" svg:y="-0.095cm"><text:p/><draw:enhanced-geometry svg:viewBox="0 0 21600 21600" draw:type="rectangle" draw:enhanced-path="M 0 0 L 21600 0 21600 21600 0 21600 0 0 Z N"/></draw:custom-shape><draw:custom-shape draw:name="Forme4" draw:style-name="gr11" draw:text-style-name="P57"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2"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52"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52"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58"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name="Forme2" draw:style-name="gr30" draw:text-style-name="P66" svg:width="13.399cm" svg:height="11.881cm" svg:x="1.14cm" svg:y="1.524cm"><draw:text-box><text:p text:style-name="P65">En JavaScript, nous parcourons notre structure avec des for de cette manière :</text:p><text:p text:style-name="P65"><text:span text:style-name="T41"/></text:p><text:p text:style-name="P65"><text:span text:style-name="T42">for(let [</text:span><text:span text:style-name="T43">playlist</text:span><text:span text:style-name="T42">, </text:span><text:span text:style-name="T43">songs</text:span><text:span text:style-name="T42">] of Object.entries(</text:span><text:span text:style-name="T43">data</text:span><text:span text:style-name="T42">)) {</text:span></text:p><text:p text:style-name="P65"><text:span text:style-name="T42"><text:tab/></text:span><text:span text:style-name="T44">//Du code utilisant playlist et/ou songs</text:span></text:p><text:p text:style-name="P65"><text:span text:style-name="T42">}</text:span></text:p><text:p text:style-name="P65"><text:span text:style-name="T45"/></text:p><text:p text:style-name="P65">Si data est, par exemple, de cette forme :</text:p><text:p text:style-name="P65"><text:span text:style-name="T41"/></text:p><text:p text:style-name="P65"><text:span text:style-name="T46">« fr »</text:span> : {</text:p><text:p text:style-name="P65"><text:tab/> <text:span text:style-name="T46">« url1 »</text:span> {</text:p><text:p text:style-name="P65"><text:tab/><text:tab/><text:tab/>…</text:p><text:p text:style-name="P65"><text:tab/>}, <text:span text:style-name="T46">« url2 »</text:span> {</text:p><text:p text:style-name="P65"><text:tab/><text:tab/><text:tab/>…</text:p><text:p text:style-name="P65"><text:tab/>},</text:p><text:p text:style-name="P65"><text:tab/>…</text:p><text:p text:style-name="P65">},</text:p><text:p text:style-name="P65"><text:span text:style-name="T46">« electro »</text:span> : {</text:p><text:p text:style-name="P65"><text:tab/>…</text:p><text:p text:style-name="P65">},</text:p><text:p text:style-name="P65">…</text:p><text:p text:style-name="P65"><text:span text:style-name="T41"/></text:p><text:p text:style-name="P65">Nous aurons alors, pour le premier tour de boucle, playlist = « fr » et songs égal à la structure contenant url1, url2... (chaque url étant alors itérable de la même manière). Au deuxième tour nous aurons playlist = « electro »…</text:p><text:p text:style-name="P65">Il est également possible de ne récupérer que playlist en utilisant key au lieu entries, et uniquement songs en utilisant plutôt values.</text:p></draw:text-box></draw:frame></draw:g></text:p>
      <text:p text:style-name="P23"/>
      <text:p text:style-name="P23"/>
      <text:p text:style-name="P23"/>
      <text:p text:style-name="P3">Indicateur si la position-pic est <text:span text:style-name="T28">inférieure à </text:span>15 <text:span text:style-name="T25">{Fonction : getIsTop15}</text:span></text:p>
      <text:p text:style-name="P23"/>
      <text:p text:style-name="P23">Pour associer un booléen à chaque chanson indiquant s<text:span text:style-name="T25">i elle</text:span> a été au moins une fois au dessus de la 15ème position dans une playlist, nous parcourons simplement le <text:span text:style-name="T25">tableau de positionPic issu </text:span><text:soft-page-break/><text:span text:style-name="T25">de la question précédente avec le même type d’itérateur que défini plus haut et associons un booléen à l’url selon que la position moyenne qui lui est associé est inférieure à 15 ou non.</text:span></text:p>
      <text:p text:style-name="P23"/>
      <text:p text:style-name="P23"/>
      <text:p text:style-name="P9">Durée pendant laquelle la chanson est apparu dans la playlist <text:span text:style-name="T26">{Fonction : getTimeAppeared}</text:span></text:p>
      <text:p text:style-name="P42"/>
      <text:p text:style-name="P42">La structure de données choisie <text:span text:style-name="T26">est</text:span> particulièrement utile pour calculer cette statistique : en effet, nous avons déjà pour chaque chanson, un tableau contenant toutes ces positions avec les dates associées. Nous pouvons donc simplement parcourir notre <text:span text:style-name="T26">structure</text:span> et, pour chaque chanson, lui associer la taille de son tableau de positions.</text:p>
      <text:p text:style-name="P23"/>
      <text:p text:style-name="P10">Position moyenne des chansons dans la playlist {Fonction : getMeanPositions}</text:p>
      <text:p text:style-name="P43"/>
      <text:p text:style-name="P43">Pour réaliser cette statistique, nous parcourons à nouveau notre structure avec les opérateur utilisées pour les questions précédente. Encore une fois, seul l’opération effectuée avec la liste des postions change : ici, nous parcourons le tableau pour réaliser la sommes des positions et divisons par la taille du tableau de positions.</text:p>
      <text:p text:style-name="P43">A noter que nous avons choisi, par goûts personnel d’utiliser un reduce afin de sommer les éléments du tableau, mais il es tout à fait possible de réaliser un for classique.</text:p>
      <text:p text:style-name="P23"/>
      <text:p text:style-name="P11">Indicateur si la position moyenne est inférieure à 15 {Fonction : getMeanPosInf15}</text:p>
      <text:p text:style-name="P44"/>
      <text:p text:style-name="P44">Pour calculer cette statistique, nous utilisons le même procédé que pour déterminer si la position-pic est inférieure à 15, mais utilisons cette fois-ci ce que nous renvoie la fonction getMeanPositions.</text:p>
      <text:p text:style-name="P44"/>
      <text:p text:style-name="P44"/>
      <text:p text:style-name="P14">2.<text:span text:style-name="T27">2</text:span> – <text:span text:style-name="T4">Analyse exploratoire</text:span></text:p>
      <text:p text:style-name="P19"/>
      <text:p text:style-name="P25">Certains données ne sont pas adaptées pour <text:span text:style-name="T5">l’analyse</text:span> : il s’agit de le key et le mode. En effet, ces derniers son des variables catégorique, il faut donc les transformer.</text:p>
      <text:p text:style-name="P25"/>
      <text:p text:style-name="P25"><text:span text:style-name="T6">Transformation du mode :</text:span> le mode ne peut prendre que deux valeurs : Minor ou Major. Nous avons donc <text:span text:style-name="T5">pu</text:span> <text:span text:style-name="T7">transformer </text:span><text:span text:style-name="T8">cette</text:span><text:span text:style-name="T7"> </text:span><text:span text:style-name="T8">variable</text:span><text:span text:style-name="T7"> en booléen</text:span> : si le mode est </text:p>
      <text:p text:style-name="P25"/>
      <text:p text:style-name="P26"><text:span text:style-name="T6">Transformation de la key :</text:span> la key en revanche peut prendre énormément de valeurs (12). Pour régler ce problème, il nous faut <text:span text:style-name="T7">créer une colonne pour chaque valeur possible</text:span> ; colonne pouvant prendre comme valeur soit true (si la key est bien de cette valeur), soit false (si elle ne l’est). Chaque musique possédera donc une colonne à true, et 11 colonnes à faux.</text:p>
      <text:p text:style-name="P26"/>
      <text:p text:style-name="P26"><draw:g text:anchor-type="paragraph" draw:z-index="3" draw:style-name="gr5"><draw:g draw:style-name="gr9"><draw:frame draw:name="Forme1" draw:style-name="gr15" draw:text-style-name="P59" svg:width="1.918cm" svg:height="1.126cm" svg:x="-0.561cm" svg:y="0.834cm"><draw:text-box><text:p text:style-name="P55"><text:span text:style-name="T36">key</text:span></text:p></draw:text-box></draw:frame><draw:frame draw:name="Forme1" draw:style-name="gr16" draw:text-style-name="P60" svg:width="1.918cm" svg:height="1.126cm" svg:x="1.356cm" svg:y="0.834cm"><draw:text-box><text:p text:style-name="P55"><text:span text:style-name="T37">D#</text:span></text:p></draw:text-box></draw:frame></draw:g><draw:g draw:style-name="gr9"><draw:frame draw:name="Forme1" draw:style-name="gr15" draw:text-style-name="P59" svg:width="1.918cm" svg:height="1.126cm" svg:x="5.479cm" svg:y="0.818cm"><draw:text-box><text:p text:style-name="P55"><text:span text:style-name="T36">A</text:span></text:p></draw:text-box></draw:frame><draw:frame draw:name="Forme1" draw:style-name="gr16" draw:text-style-name="P60" svg:width="1.918cm" svg:height="1.126cm" svg:x="7.396cm" svg:y="0.818cm"><draw:text-box><text:p text:style-name="P55"><text:span text:style-name="T37">0</text:span></text:p></draw:text-box></draw:frame></draw:g><draw:g draw:style-name="gr9"><draw:frame draw:name="Forme1" draw:style-name="gr15" draw:text-style-name="P59" svg:width="1.918cm" svg:height="1.126cm" svg:x="5.479cm" svg:y="2.196cm"><draw:text-box><text:p text:style-name="P55"><text:span text:style-name="T36">A#</text:span></text:p></draw:text-box></draw:frame><draw:frame draw:name="Forme1" draw:style-name="gr16" draw:text-style-name="P60" svg:width="1.918cm" svg:height="1.126cm" svg:x="7.396cm" svg:y="2.196cm"><draw:text-box><text:p text:style-name="P55"><text:span text:style-name="T37">0</text:span></text:p></draw:text-box></draw:frame></draw:g><draw:g draw:style-name="gr9"><draw:frame draw:name="Forme1" draw:style-name="gr15" draw:text-style-name="P59" svg:width="1.918cm" svg:height="1.126cm" svg:x="5.479cm" svg:y="3.806cm"><draw:text-box><text:p text:style-name="P55"><text:span text:style-name="T36">B</text:span></text:p></draw:text-box></draw:frame><draw:frame draw:name="Forme1" draw:style-name="gr16" draw:text-style-name="P60" svg:width="1.918cm" svg:height="1.126cm" svg:x="7.396cm" svg:y="3.806cm"><draw:text-box><text:p text:style-name="P55"><text:span text:style-name="T37">0</text:span></text:p></draw:text-box></draw:frame></draw:g><draw:g draw:style-name="gr9"><draw:frame draw:name="Forme1" draw:style-name="gr15" draw:text-style-name="P59" svg:width="1.918cm" svg:height="1.126cm" svg:x="5.479cm" svg:y="5.339cm"><draw:text-box><text:p text:style-name="P55"><text:span text:style-name="T36">C</text:span></text:p></draw:text-box></draw:frame><draw:frame draw:name="Forme1" draw:style-name="gr16" draw:text-style-name="P60" svg:width="1.918cm" svg:height="1.126cm" svg:x="7.396cm" svg:y="5.339cm"><draw:text-box><text:p text:style-name="P55"><text:span text:style-name="T37">0</text:span></text:p></draw:text-box></draw:frame></draw:g><draw:g draw:style-name="gr9"><draw:frame draw:name="Forme1" draw:style-name="gr15" draw:text-style-name="P59" svg:width="1.918cm" svg:height="1.126cm" svg:x="9.631cm" svg:y="0.818cm"><draw:text-box><text:p text:style-name="P55"><text:span text:style-name="T36">D</text:span></text:p></draw:text-box></draw:frame><draw:frame draw:name="Forme1" draw:style-name="gr16" draw:text-style-name="P60" svg:width="1.918cm" svg:height="1.126cm" svg:x="11.548cm" svg:y="0.818cm"><draw:text-box><text:p text:style-name="P55"><text:span text:style-name="T37">0</text:span></text:p></draw:text-box></draw:frame></draw:g><draw:g draw:style-name="gr9"><draw:frame draw:name="Forme1" draw:style-name="gr15" draw:text-style-name="P59" svg:width="1.918cm" svg:height="1.126cm" svg:x="9.613cm" svg:y="2.208cm"><draw:text-box><text:p text:style-name="P55"><text:span text:style-name="T36">D#</text:span></text:p></draw:text-box></draw:frame><draw:frame draw:name="Forme1" draw:style-name="gr16" draw:text-style-name="P60" svg:width="1.918cm" svg:height="1.126cm" svg:x="11.53cm" svg:y="2.208cm"><draw:text-box><text:p text:style-name="P55"><text:span text:style-name="T37">1</text:span></text:p></draw:text-box></draw:frame></draw:g><draw:g draw:style-name="gr9"><draw:frame draw:name="Forme1" draw:style-name="gr15" draw:text-style-name="P59" svg:width="1.918cm" svg:height="1.126cm" svg:x="9.613cm" svg:y="3.796cm"><draw:text-box><text:p text:style-name="P55"><text:span text:style-name="T36">E</text:span></text:p></draw:text-box></draw:frame><draw:frame draw:name="Forme1" draw:style-name="gr16" draw:text-style-name="P60" svg:width="1.918cm" svg:height="1.126cm" svg:x="11.53cm" svg:y="3.796cm"><draw:text-box><text:p text:style-name="P55"><text:span text:style-name="T37">0</text:span></text:p></draw:text-box></draw:frame></draw:g><draw:g draw:style-name="gr9"><draw:frame draw:name="Forme1" draw:style-name="gr15" draw:text-style-name="P59" svg:width="1.918cm" svg:height="1.126cm" svg:x="9.613cm" svg:y="5.329cm"><draw:text-box><text:p text:style-name="P55"><text:span text:style-name="T36">F</text:span></text:p></draw:text-box></draw:frame><draw:frame draw:name="Forme1" draw:style-name="gr16" draw:text-style-name="P60" svg:width="1.918cm" svg:height="1.126cm" svg:x="11.53cm" svg:y="5.329cm"><draw:text-box><text:p text:style-name="P55"><text:span text:style-name="T37">0</text:span></text:p></draw:text-box></draw:frame></draw:g><draw:g draw:style-name="gr9"><draw:frame draw:name="Forme1" draw:style-name="gr15" draw:text-style-name="P59" svg:width="1.918cm" svg:height="1.126cm" svg:x="13.801cm" svg:y="0.818cm"><draw:text-box><text:p text:style-name="P55"><text:span text:style-name="T36">F#</text:span></text:p></draw:text-box></draw:frame><draw:frame draw:name="Forme1" draw:style-name="gr16" draw:text-style-name="P60" svg:width="1.918cm" svg:height="1.126cm" svg:x="15.718cm" svg:y="0.818cm"><draw:text-box><text:p text:style-name="P55"><text:span text:style-name="T37">0</text:span></text:p></draw:text-box></draw:frame></draw:g><draw:g draw:style-name="gr9"><draw:frame draw:name="Forme1" draw:style-name="gr15" draw:text-style-name="P59" svg:width="1.918cm" svg:height="1.126cm" svg:x="13.781cm" svg:y="2.208cm"><draw:text-box><text:p text:style-name="P55"><text:span text:style-name="T36">G</text:span></text:p></draw:text-box></draw:frame><draw:frame draw:name="Forme1" draw:style-name="gr16" draw:text-style-name="P60" svg:width="1.918cm" svg:height="1.126cm" svg:x="15.699cm" svg:y="2.208cm"><draw:text-box><text:p text:style-name="P55"><text:span text:style-name="T37">0</text:span></text:p></draw:text-box></draw:frame></draw:g><draw:g draw:style-name="gr9"><draw:frame draw:name="Forme1" draw:style-name="gr15" draw:text-style-name="P59" svg:width="1.918cm" svg:height="1.126cm" svg:x="13.781cm" svg:y="3.796cm"><draw:text-box><text:p text:style-name="P55"><text:span text:style-name="T36">G#</text:span></text:p></draw:text-box></draw:frame><draw:frame draw:name="Forme1" draw:style-name="gr16" draw:text-style-name="P60" svg:width="1.918cm" svg:height="1.126cm" svg:x="15.699cm" svg:y="3.796cm"><draw:text-box><text:p text:style-name="P55"><text:span text:style-name="T37">0</text:span></text:p></draw:text-box></draw:frame></draw:g><draw:line draw:name="Forme1" draw:style-name="gr17" draw:text-style-name="P61" svg:x1="3.812cm" svg:y1="1.255cm" svg:x2="4.767cm" svg:y2="1.255cm"><text:p/></draw:line><draw:custom-shape draw:name="Forme2" draw:style-name="gr18" draw:text-style-name="P62" svg:width="12.948cm" svg:height="7.197cm" svg:x="5.122cm" svg:y="0.097cm"><text:p/><draw:enhanced-geometry svg:viewBox="0 0 21600 21600" draw:type="rectangle" draw:enhanced-path="M 0 0 L 21600 0 21600 21600 0 21600 0 0 Z N"/></draw:custom-shape></draw:g><text:soft-page-break/></text:p>
      <text:p text:style-name="P23"/>
      <text:p text:style-name="P30">Afin de pouvoir effectuer des calculs intéressant, il nous faut avoir accès à des données telles que la moyenne pour chaque variable, l’écart-type… Le JavaScript natif ne proposant pas de telles fonctionnalités, il nous a fallut réaliser des fonctions calculant ces statistiques à la main. L’idée est assez simple : nous parcourons notre structure de données et utilisons les formules classiques de moyenne, écart-type… </text:p>
      <text:p text:style-name="P1"><draw:g text:anchor-type="paragraph" draw:z-index="4" draw:style-name="gr1"><draw:custom-shape draw:name="Forme2" draw:style-name="gr19" draw:text-style-name="P53" svg:width="15.613cm" svg:height="3.463cm" svg:x="0.159cm" svg:y="0.829cm"><text:p/><draw:enhanced-geometry svg:viewBox="0 0 21600 21600" draw:mirror-horizontal="false" draw:mirror-vertical="false" draw:type="rectangle" draw:enhanced-path="M 0 0 L 21600 0 21600 21600 0 21600 0 0 Z N"/></draw:custom-shape><draw:frame draw:name="Forme1" draw:style-name="gr20" draw:text-style-name="P54" svg:width="14.082cm" svg:height="2.253cm" svg:x="0.993cm" svg:y="1.307cm"><draw:text-box><text:p text:style-name="P49"><text:span text:style-name="T33">Le calcul de ces statistiques est défini dans la fonction </text:span><text:span text:style-name="T34">getStats.</text:span></text:p><text:p text:style-name="P49"><text:span text:style-name="T38">Nous avons codé celle-ci de manière à ce qu’elle renvoi un objet contenant pour chaque playlist, pour chaque variable toutes les statistiques associées (moyenne, écart-type, variance...)</text:span></text:p></draw:text-box></draw:frame><draw:frame draw:name="Forme3" draw:style-name="gr8" draw:text-style-name="P56" svg:width="4.186cm" svg:height="0.648cm" svg:x="-0.388cm" svg:y="0.475cm"><draw:text-box><text:p text:style-name="P55"><text:span text:style-name="T35">CODE</text:span></text:p></draw:text-box></draw:frame><draw:g draw:style-name="gr9"><draw:custom-shape draw:name="Forme5" draw:style-name="gr10" draw:text-style-name="P52" svg:width="0.087cm" svg:height="0.618cm" svg:x="0.159cm" svg:y="0.466cm"><text:p/><draw:enhanced-geometry svg:viewBox="0 0 21600 21600" draw:mirror-horizontal="false" draw:mirror-vertical="false" draw:type="rectangle" draw:enhanced-path="M 0 0 L 21600 0 21600 21600 0 21600 0 0 Z N"/></draw:custom-shape><draw:custom-shape draw:name="Forme4" draw:style-name="gr11" draw:text-style-name="P57" svg:width="0.451cm" svg:height="0.451cm" svg:x="-0.026cm" svg:y="0.5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52" svg:width="0.087cm" svg:height="0.618cm" draw:transform="rotate (1.5707963267949) translate (-0.109361111111111cm 0.820208333333333cm)"><text:p/><draw:enhanced-geometry svg:viewBox="0 0 21600 21600" draw:mirror-horizontal="false" draw:mirror-vertical="false" draw:type="rectangle" draw:enhanced-path="M 0 0 L 21600 0 21600 21600 0 21600 0 0 Z N"/></draw:custom-shape><draw:custom-shape draw:name="Forme5" draw:style-name="gr12" draw:text-style-name="P52" svg:width="0.087cm" svg:height="0.62cm" draw:transform="skewX (-0.00855211333477218) rotate (0.785398163397448) translate (-0.0458611111111111cm 0.599722222222222cm)"><text:p/><draw:enhanced-geometry svg:viewBox="0 0 21600 21600" draw:mirror-horizontal="false" draw:mirror-vertical="false" draw:type="rectangle" draw:enhanced-path="M 0 0 L 21600 0 21600 21600 0 21600 0 0 Z N"/></draw:custom-shape><draw:custom-shape draw:name="Forme5" draw:style-name="gr13" draw:text-style-name="P52" svg:width="0.087cm" svg:height="0.616cm" draw:transform="skewX (0.0143116998663535) rotate (-0.785398163397448) translate (0.389819444444444cm 0.537986111111111cm)"><text:p/><draw:enhanced-geometry svg:viewBox="0 0 21600 21600" draw:mirror-horizontal="false" draw:mirror-vertical="false" draw:type="rectangle" draw:enhanced-path="M 0 0 L 21600 0 21600 21600 0 21600 0 0 Z N"/></draw:custom-shape><draw:custom-shape draw:name="Forme7" draw:style-name="gr14" draw:text-style-name="P58" svg:width="0.308cm" svg:height="0.306cm" svg:x="0.044cm" svg:y="0.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text:p>
      <text:p text:style-name="P5">Calcul de la cha<text:span text:style-name="T11">n</text:span>son moyenne pour une playlist</text:p>
      <text:p text:style-name="P27"/>
      <text:p text:style-name="P27">En réalisant la moyenne sur chaque valeur pour toute les chansons d’un playlist, nous pouvons établir le profil type de la chanson de <text:span text:style-name="T11">la playlist (c’est celle ayant toutes ses valeurs égales à la moyenne).</text:span></text:p>
      <text:p text:style-name="P28">Pour réaliser cela, nous récupérons les données renvoyées par getStats et <text:span text:style-name="T12">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 la colonne key avec la valeur moyenne la plus haute, de mettre à 1 la colonne key de la chanson moyenne de cette key, et de mettre toutes les autres à 0.</text:span></text:p>
      <text:p text:style-name="P28"><text:soft-page-break/></text:p>
      <text:p text:style-name="P30">De cette manière, nous pouvons établir le profil type de la chanson moyenne.</text:p>
      <text:p text:style-name="P28"><draw:g text:anchor-type="paragraph" draw:z-index="5" draw:style-name="gr1"><draw:frame draw:name="Forme1" draw:style-name="gr21" draw:text-style-name="P63" svg:width="7.377cm" svg:height="6.753cm" svg:x="0.11cm" svg:y="0.854cm"><draw:text-box><text:p><text:span text:style-name="T39">metal:</text:span><text:span text:style-name="T40"> {</text:span></text:p><text:p><text:span text:style-name="T40"><text:s text:c="4"/></text:span><text:span text:style-name="T39">BPM:</text:span><text:span text:style-name="T40"> 126.80252100840336,</text:span></text:p><text:p><text:span text:style-name="T40"><text:s text:c="4"/></text:span><text:span text:style-name="T39">Danceability:</text:span><text:span text:style-name="T40"> 0.43252100840336144,</text:span></text:p><text:p><text:span text:style-name="T40"><text:s text:c="4"/></text:span><text:span text:style-name="T39">Valence:</text:span><text:span text:style-name="T40"> 0.3735714285714286,</text:span></text:p><text:p><text:span text:style-name="T40"><text:s text:c="4"/></text:span><text:span text:style-name="T39">Energy:</text:span><text:span text:style-name="T40"> 0.9208823529411759,</text:span></text:p><text:p><text:span text:style-name="T40"><text:s text:c="4"/></text:span><text:span text:style-name="T39">Acousticness:</text:span><text:span text:style-name="T40"> 0.004369747899159664,</text:span></text:p><text:p><text:span text:style-name="T40"><text:s text:c="4"/></text:span><text:span text:style-name="T39">Instrumentalness:</text:span><text:span text:style-name="T40"> 0.09428571428571429,</text:span></text:p><text:p><text:span text:style-name="T40"><text:s text:c="4"/></text:span><text:span text:style-name="T39">Liveness:</text:span><text:span text:style-name="T40"> 0.19722689075630245,</text:span></text:p><text:p><text:span text:style-name="T40"><text:s text:c="3"/></text:span><text:span text:style-name="T39"><text:s/></text:span><text:span text:style-name="T39">Speechiness:</text:span><text:span text:style-name="T40"> 0.09365546218487389,</text:span></text:p><text:p><text:span text:style-name="T40"><text:s text:c="4"/></text:span><text:span text:style-name="T39">A:</text:span><text:span text:style-name="T40"> 0.058823529411764705,</text:span></text:p><text:p><text:span text:style-name="T40"><text:s text:c="3"/></text:span><text:span text:style-name="T39"><text:s/></text:span><text:span text:style-name="T39">A#:</text:span><text:span text:style-name="T40"> 0.058823529411764705,</text:span></text:p><text:p><text:span text:style-name="T40"><text:s text:c="4"/></text:span><text:span text:style-name="T39">B:</text:span><text:span text:style-name="T40"> 0.10084033613445378,</text:span></text:p><text:p><text:span text:style-name="T40"><text:s text:c="4"/></text:span><text:span text:style-name="T39">C:</text:span><text:span text:style-name="T40"> 0.08823529411764706,</text:span></text:p><text:p><text:span text:style-name="T40"><text:s text:c="4"/></text:span><text:span text:style-name="T39">C#:</text:span><text:span text:style-name="T40"> 0.1092436974789916,</text:span></text:p><text:p><text:span text:style-name="T40"><text:s text:c="4"/></text:span><text:span text:style-name="T39">D:</text:span><text:span text:style-name="T40"> 0.15966386554621848,</text:span></text:p><text:p><text:span text:style-name="T40"><text:s text:c="4"/></text:span><text:span text:style-name="T39">D#:</text:span><text:span text:style-name="T40"> 0.02100840336134454,</text:span></text:p><text:p><text:span text:style-name="T40"><text:s text:c="4"/></text:span><text:span text:style-name="T39">E:</text:span><text:span text:style-name="T40"> 0.1092436974789916,</text:span></text:p><text:p><text:span text:style-name="T40"><text:s text:c="4"/></text:span><text:span text:style-name="T39">F:</text:span><text:span text:style-name="T40"> 0.06302521008403361,</text:span></text:p><text:p><text:span text:style-name="T40"><text:s text:c="4"/></text:span><text:span text:style-name="T39">F#:</text:span><text:span text:style-name="T40"> 0.058823529411764705,</text:span></text:p><text:p><text:span text:style-name="T40"><text:s text:c="4"/></text:span><text:span text:style-name="T39">G:</text:span><text:span text:style-name="T40"> 0.10504201680672269,</text:span></text:p><text:p><text:span text:style-name="T40"><text:s text:c="4"/></text:span><text:span text:style-name="T39">G#:</text:span><text:span text:style-name="T40"> 0.06722689075630252</text:span></text:p><text:p><text:span text:style-name="T40">}</text:span></text:p></draw:text-box></draw:frame><draw:custom-shape draw:name="Forme2" draw:style-name="gr22" draw:text-style-name="P51" svg:width="0.331cm" svg:height="6.749cm" svg:x="-0.22cm" svg:y="0.854cm"><text:p/><draw:enhanced-geometry svg:viewBox="0 0 21600 21600" draw:type="rectangle" draw:enhanced-path="M 0 0 L 21600 0 21600 21600 0 21600 0 0 Z N"/></draw:custom-shape><draw:custom-shape draw:name="Forme3" draw:style-name="gr23" draw:text-style-name="P52" svg:width="0.137cm" svg:height="6.749cm" svg:x="-0.22cm" svg:y="0.854cm"><text:p/><draw:enhanced-geometry svg:viewBox="0 0 21600 21600" draw:type="rectangle" draw:enhanced-path="M 0 0 L 21600 0 21600 21600 0 21600 0 0 Z N"/></draw:custom-shape></draw:g><draw:g text:anchor-type="paragraph" draw:z-index="6" draw:style-name="gr1"><draw:frame draw:name="Forme1" draw:style-name="gr24" draw:text-style-name="P63" svg:width="7.563cm" svg:height="4.135cm" svg:x="9.804cm" svg:y="1.78cm"><draw:text-box><text:p><text:span text:style-name="T39">metal:</text:span><text:span text:style-name="T40"> {</text:span></text:p><text:p><text:span text:style-name="T40"><text:s text:c="4"/></text:span><text:span text:style-name="T39">BPM:</text:span><text:span text:style-name="T40"> 126.80252100840336,</text:span></text:p><text:p><text:span text:style-name="T40"><text:s text:c="4"/></text:span><text:span text:style-name="T39">Mode:</text:span><text:span text:style-name="T40"> ‘D’,</text:span></text:p><text:p><text:span text:style-name="T40"><text:s text:c="4"/></text:span><text:span text:style-name="T39">Danceability:</text:span><text:span text:style-name="T40"> 0.43252100840336144,</text:span></text:p><text:p><text:span text:style-name="T40"><text:s text:c="4"/></text:span><text:span text:style-name="T39">Valence:</text:span><text:span text:style-name="T40"> 0.3735714285714286,</text:span></text:p><text:p><text:span text:style-name="T40"><text:s text:c="4"/></text:span><text:span text:style-name="T39">Energy:</text:span><text:span text:style-name="T40"> 0.9208823529411759,</text:span></text:p><text:p><text:span text:style-name="T40"><text:s text:c="4"/></text:span><text:span text:style-name="T39">Acousticness:</text:span><text:span text:style-name="T40"> 0.004369747899159664,</text:span></text:p><text:p><text:span text:style-name="T40"><text:s text:c="4"/></text:span><text:span text:style-name="T39">Instrumentalness:</text:span><text:span text:style-name="T40"> 0.09428571428571429,</text:span></text:p><text:p><text:span text:style-name="T40"><text:s text:c="4"/></text:span><text:span text:style-name="T39">Liveness:</text:span><text:span text:style-name="T40"> 0.19722689075630245,</text:span></text:p><text:p text:style-name="P64"><text:span text:style-name="T40"><text:s text:c="3"/></text:span><text:span text:style-name="T39"><text:s/></text:span><text:span text:style-name="T39">Speechiness:</text:span><text:span text:style-name="T40"> 0.09365546218487389,</text:span></text:p><text:p text:style-name="P64"><text:span text:style-name="T40">}</text:span></text:p></draw:text-box></draw:frame><draw:custom-shape draw:name="Forme2" draw:style-name="gr25" draw:text-style-name="P51" svg:width="0.339cm" svg:height="4.134cm" svg:x="9.465cm" svg:y="1.78cm"><text:p/><draw:enhanced-geometry svg:viewBox="0 0 21600 21600" draw:type="rectangle" draw:enhanced-path="M 0 0 L 21600 0 21600 21600 0 21600 0 0 Z N"/></draw:custom-shape><draw:custom-shape draw:name="Forme3" draw:style-name="gr26" draw:text-style-name="P52" svg:width="0.14cm" svg:height="4.134cm" svg:x="9.465cm" svg:y="1.78cm"><text:p/><draw:enhanced-geometry svg:viewBox="0 0 21600 21600" draw:type="rectangle" draw:enhanced-path="M 0 0 L 21600 0 21600 21600 0 21600 0 0 Z N"/></draw:custom-shape></draw:g><draw:line text:anchor-type="paragraph" draw:z-index="7" draw:name="Forme1" draw:style-name="gr27" draw:text-style-name="P61" svg:x1="7.863cm" svg:y1="3.604cm" svg:x2="9.306cm" svg:y2="3.604cm"><text:p/></draw:line></text:p>
      <text:p text:style-name="P28"/>
      <text:p text:style-name="P28"/>
      <text:p text:style-name="P28"/>
      <text:p text:style-name="P28"/>
      <text:p text:style-name="P1"/>
      <text:p text:style-name="P1">Normalisation</text:p>
      <text:p text:style-name="P1"/>
      <text:p text:style-name="P1">A ce stade, les variables n’était pas utilisables pour faire des statistiques avancées car elles n’étaient pas comparables : le BPM, par exemple, peut aisément monter à plus de 100 alors que les variables définies si dessous ne peuvent intrinsèquement pas dépasser 1. Il nous faut donc réaliser une normalisation sur les variables.</text:p>
      <text:p text:style-name="P1"/>
      <text:p text:style-name="P1">Méthode de normalisation : Pour chaque valeur, nous lui soustrayons la moyenne afin qu’elles soient toutes centrées autour de 0, puis nous divisons par l’écart type afin que toutes les variables soient dans un <text:span text:style-name="T10">intervalle</text:span> à la même échelle.</text:p>
      <text:p text:style-name="P1"/>
      <text:p text:style-name="P1">Nous avons donc dû pour cela créer des bouts de codes s’occupant de calculer la moyenne pour chaque valeur (sommes toute les valeurs et divise par la taille du tableau associé) et l’écart type (<text:span text:style-name="T10">explications</text:span>), puis normalisant les valeurs grâce aux statistiques trouvées.</text:p>
      <text:p text:style-name="P1"/>
      <text:p text:style-name="P29"/>
      <text:p text:style-name="P7">Calcul de la <text:span text:style-name="T29">chanson</text:span> la mieux classée</text:p>
      <text:p text:style-name="P35"/>
      <text:p text:style-name="P35">La <text:span text:style-name="T19">chanson la mieux classée <text:s/>au sens de la position moyenne est définie comme la musique est la position moyenne la plus faible. Pour cela, nous utilisons la structure indiquant pour chaque playlist, pour chaque url sa position moyenne (celle-ci est calculée par la fonction getMeanPositions).</text:span></text:p>
      <text:p text:style-name="P35"/>
      <text:p text:style-name="P36">Nous parcourons donc la structure et, pour chaque playlist, parcourons toutes les musique et gardons celle avec la position moyenne la plus basse. Nous renvoyons finalement l’objet associant la playlist à sa « meilleure musique ».</text:p>
      <text:p text:style-name="P36"/>
      <text:p text:style-name="P8">Evolution temporelle de la position d’une musique pour une playlist</text:p>
      <text:p text:style-name="P36"><text:soft-page-break/></text:p>
      <text:p text:style-name="P36">La structure de données avec laquelle nous travaillons associe déjà une musique avec la liste de ses positions au fil du temps. La fonction retournant la liste des positions d’une musique (associée aux dates correspondantes) est donc triviale : nous nous contentons de retourner le champs « positions » associé à la playlist et à la musique demandées :</text:p>
      <text:p text:style-name="P36"/>
      <text:p text:style-name="P47"><text:span text:style-name="T20">return</text:span> Object.values(<text:span text:style-name="T7">data</text:span>[<text:span text:style-name="T7">playlist_name</text:span>][<text:span text:style-name="T7">song</text:span>].<text:span text:style-name="T7">positions</text:span>);</text:p>
      <text:p text:style-name="P36"/>
      <text:p text:style-name="P36"/>
      <text:p text:style-name="P15">2.<text:span text:style-name="T21">3</text:span> – <text:span text:style-name="T4">Analyse exploratoire multidimensionnelle</text:span></text:p>
      <text:p text:style-name="P20"/>
      <text:p text:style-name="P37"><text:span text:style-name="T30">O</text:span>n a actuellement 21 variables différentes (dont 12 uniquement pour la key). <text:span text:style-name="T30">O</text:span>n désire désormais pouvoir projeter les <text:s/>chansons décrites par toutes ces variables sur un plan. <text:span text:style-name="T22">Un plan étant en deux dimensions, il nous faut donc effectuer une réduction de dimensions afin de passer de 21 variables à 2. Il convient donc de déterminer les deux dimensions à garder, ou s’il faut créer deux dimensions représentant une agrégation des autres variables.</text:span></text:p>
      <text:p text:style-name="P37"/>
      <text:p text:style-name="P38">Nous pourrions réaliser cela à la main, et ne garder, par exemple, que les deux dimensions avec la plus grande variance. Toutefois, cette modèle ne sont semble pas satisfaisante, pas trop imprécis et ne rendant pas réellement compte de l’impact que peuvent l’avoir les variables sur une chansons.</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5-05T23:17:57.792000000</dc:date>
    <meta:editing-duration>PT1H18M37S</meta:editing-duration>
    <meta:editing-cycles>12</meta:editing-cycles>
    <meta:generator>LibreOffice/6.0.6.2$Windows_X86_64 LibreOffice_project/0c292870b25a325b5ed35f6b45599d2ea4458e77</meta:generator>
    <meta:document-statistic meta:table-count="0" meta:image-count="0" meta:object-count="0" meta:page-count="7" meta:paragraph-count="55" meta:word-count="1762" meta:character-count="10777" meta:non-whitespace-character-count="9051"/>
  </office:meta>
</office:document-meta>
</file>